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1c9966" officeooo:paragraph-rsid="001c9966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1d4717" officeooo:paragraph-rsid="001d4717" style:font-size-asian="12pt" style:font-size-complex="12pt"/>
    </style:style>
    <style:style style:name="P8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1c9966" officeooo:paragraph-rsid="001cc497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style:use-window-font-color="true" loext:opacity="0%" fo:font-size="12pt" officeooo:rsid="001c9966" officeooo:paragraph-rsid="001c9966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12529" loext:opacity="100%" fo:font-size="12pt" style:font-size-asian="12pt" style:font-name-complex="Calibri1" style:font-size-complex="12pt"/>
    </style:style>
    <style:style style:name="T3" style:family="text">
      <style:text-properties officeooo:rsid="001c9966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size="12pt" officeooo:rsid="001c9966" style:font-size-asian="12pt" style:font-size-complex="12pt"/>
    </style:style>
    <style:style style:name="T6" style:family="text">
      <style:text-properties style:use-window-font-color="true" loext:opacity="0%" officeooo:rsid="001c9966"/>
    </style:style>
    <style:style style:name="T7" style:family="text">
      <style:text-properties style:use-window-font-color="true" loext:opacity="0%" officeooo:rsid="001cc497"/>
    </style:style>
    <style:style style:name="T8" style:family="text">
      <style:text-properties officeooo:rsid="001e2237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16">
            <text:p text:style-name="P4">1<text:span text:style-name="T3">6</text:span>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5">Backend <text:span text:style-name="T6">Heatmap Grades (Candidate Skill Grades)</text:span>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2">Nutzer*innen</text:span><text:span text:style-name="T1"> sollen per API requests </text:span><text:span text:style-name="T5">einen Nutzer bezüglich eines bestimmten Skills numerativ bewert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2239571807" text:style-name="WWNum1">
              <text:list-item>
                <text:p text:style-name="P8">Nutzer*innen sind in der Lage <text:span text:style-name="T6">Grades einzugeben</text:span></text:p>
              </text:list-item>
              <text:list-item>
                <text:p text:style-name="P10">Grades entsprechen einem Wert von 0 bis 1<text:span text:style-name="T8">0</text:span></text:p>
              </text:list-item>
              <text:list-item>
                <text:p text:style-name="P9"><text:span text:style-name="T4">Nutzer*innen sind in der Lage Grades </text:span><text:span text:style-name="T7">zu modifizieren</text:span></text:p>
              </text:list-item>
              <text:list-item>
                <text:p text:style-name="P9"><text:span text:style-name="T7">Nutzer*innen sind in der Lage </text:span><text:span text:style-name="T4">Grades </text:span><text:span text:style-name="T7">zu löschen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5">8 Story Points</text:p>
          </table:table-cell>
        </table:table-row>
        <table:table-row table:style-name="Tabelle1.1">
          <table:table-cell table:style-name="Tabelle1.A2" office:value-type="string">
            <text:p text:style-name="P3">Entwickler*<text:span text:style-name="T3">in</text:span>:</text:p>
            <text:p text:style-name="P3"/>
          </table:table-cell>
          <table:table-cell table:style-name="Tabelle1.A2" office:value-type="string">
            <text:p text:style-name="P6">Dennis Weinber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7">3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10">
            <text:p text:style-name="P5">1<text:span text:style-name="T3">0</text:span>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5">0.<text:span text:style-name="T3">8</text:span>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6">Die Bewertungen entstehen in den Wizards als Quellen und werden für die Informationsvisualisierung in der Decision Heatmap die Dummy Daten ersetz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6</meta:editing-cycles>
    <meta:creation-date>2021-03-21T10:07:00</meta:creation-date>
    <dc:date>2021-03-24T15:35:04.474000000</dc:date>
    <meta:editing-duration>PT10M53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3" meta:word-count="101" meta:character-count="695" meta:non-whitespace-character-count="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